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83c65" officeooo:paragraph-rsid="00083c65"/>
    </style:style>
    <style:style style:name="P2" style:family="paragraph" style:parent-style-name="Standard" style:list-style-name="L1">
      <style:text-properties officeooo:rsid="000a2597" officeooo:paragraph-rsid="000a283a"/>
    </style:style>
    <style:style style:name="P3" style:family="paragraph" style:parent-style-name="Standard" style:list-style-name="L1">
      <style:text-properties officeooo:rsid="000a2597" officeooo:paragraph-rsid="000abb54"/>
    </style:style>
    <style:style style:name="P4" style:family="paragraph" style:parent-style-name="Standard">
      <style:text-properties officeooo:rsid="000a2597" officeooo:paragraph-rsid="000abb54"/>
    </style:style>
    <style:style style:name="P5" style:family="paragraph" style:parent-style-name="Standard" style:list-style-name="L1">
      <style:text-properties officeooo:rsid="000a83bc" officeooo:paragraph-rsid="000a83bc"/>
    </style:style>
    <style:style style:name="P6" style:family="paragraph" style:parent-style-name="Standard">
      <style:text-properties officeooo:rsid="000c8460" officeooo:paragraph-rsid="000c8460"/>
    </style:style>
    <style:style style:name="T1" style:family="text">
      <style:text-properties officeooo:rsid="000a283a"/>
    </style:style>
    <style:style style:name="T2" style:family="text">
      <style:text-properties officeooo:rsid="000abb54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88865647164609394" text:style-name="L1">
        <text:list-item>
          <text:p text:style-name="P1">To get all bookings</text:p>
          <text:p text:style-name="P1">curl -X GET <text:a xlink:type="simple" xlink:href="http://localhost:8080/bookings" text:style-name="Internet_20_link" text:visited-style-name="Visited_20_Internet_20_Link">http://localhost:8080/bookings</text:a></text:p>
        </text:list-item>
        <text:list-item>
          <text:p text:style-name="P1">To get detail of single booking<text:line-break/>curl -X GET <text:a xlink:type="simple" xlink:href="http://localhost:8080/bookings/1" text:style-name="Internet_20_link" text:visited-style-name="Visited_20_Internet_20_Link">http://localhost:8080/bookings/1</text:a></text:p>
        </text:list-item>
        <text:list-item>
          <text:p text:style-name="P1">To create a booking</text:p>
          <text:p text:style-name="P2">curl -X POST <text:a xlink:type="simple" xlink:href="http://localhost:8080/bookings" text:style-name="Internet_20_link" text:visited-style-name="Visited_20_Internet_20_Link">http://localhost:8080/bookings</text:a> -H ‘Content-type:<text:span text:style-name="T1">application/json’</text:span> -<text:span text:style-name="T1">d ‘{"customerName":"Sunaina","checkIn":"2021-01-31","roomId":2}’</text:span></text:p>
        </text:list-item>
        <text:list-item>
          <text:p text:style-name="P5">To update a booking</text:p>
          <text:p text:style-name="P3">curl -X P<text:span text:style-name="T2">UT</text:span> <text:a xlink:type="simple" xlink:href="http://localhost:8080/bookings" text:style-name="Internet_20_link" text:visited-style-name="Visited_20_Internet_20_Link">http://localhost:8080/bookings</text:a>/<text:span text:style-name="T2">3</text:span> -H ‘Content-type:<text:span text:style-name="T1">application/json’</text:span> -<text:span text:style-name="T1">d ‘{"customerName":"Preeti","checkIn":"2021-01-21","roomId":2}’</text:span></text:p>
        </text:list-item>
      </text:list>
      <text:p text:style-name="P4"/>
      <text:p text:style-name="P6">https://spring.io/guides/tutorials/res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7T08:20:44.579679205</meta:creation-date>
    <meta:generator>LibreOffice/5.1.6.2$Linux_X86_64 LibreOffice_project/10m0$Build-2</meta:generator>
    <dc:date>2021-01-20T23:22:47.236878471</dc:date>
    <meta:editing-duration>PT1H16M9S</meta:editing-duration>
    <meta:editing-cycles>7</meta:editing-cycles>
    <meta:document-statistic meta:table-count="0" meta:image-count="0" meta:object-count="0" meta:page-count="1" meta:paragraph-count="8" meta:word-count="50" meta:character-count="510" meta:non-whitespace-character-count="475"/>
  </office:meta>
</office:document-meta>
</file>